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1pt" officeooo:rsid="0013f7fe" officeooo:paragraph-rsid="0013f7fe" style:font-size-asian="11pt" style:font-size-complex="11pt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style:font-name="Verdana" fo:font-size="11pt" officeooo:rsid="0013f7fe" officeooo:paragraph-rsid="001c563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1pt" officeooo:rsid="0013f7fe" officeooo:paragraph-rsid="0013f7fe" style:font-size-asian="11pt" style:font-size-complex="11pt"/>
    </style:style>
    <style:style style:name="P4" style:family="paragraph" style:parent-style-name="Standard">
      <style:paragraph-properties fo:line-height="150%" fo:text-align="start" style:justify-single-word="false"/>
      <style:text-properties style:font-name="Verdana" fo:font-size="11pt" officeooo:rsid="00142a0e" officeooo:paragraph-rsid="00142a0e" style:font-size-asian="11pt" style:font-size-complex="11pt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style:font-name="Verdana" fo:font-size="11pt" officeooo:rsid="00142a0e" officeooo:paragraph-rsid="00162b9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1pt" officeooo:rsid="00142a0e" officeooo:paragraph-rsid="00142a0e" style:font-size-asian="11pt" style:font-size-complex="11pt"/>
    </style:style>
    <style:style style:name="P7" style:family="paragraph" style:parent-style-name="Standard">
      <style:paragraph-properties fo:line-height="150%" fo:text-align="start" style:justify-single-word="false"/>
      <style:text-properties style:font-name="Verdana" fo:font-size="11pt" officeooo:paragraph-rsid="0013f7fe" style:font-size-asian="11pt" style:font-size-complex="11pt"/>
    </style:style>
    <style:style style:name="P8" style:family="paragraph" style:parent-style-name="Standard">
      <style:paragraph-properties fo:line-height="150%" fo:text-align="start" style:justify-single-word="false"/>
      <style:text-properties style:font-name="Verdana" fo:font-size="11pt" officeooo:rsid="001706b0" officeooo:paragraph-rsid="00142a0e" style:font-size-asian="11pt" style:font-size-complex="11pt"/>
    </style:style>
    <style:style style:name="P9" style:family="paragraph" style:parent-style-name="Standard">
      <style:paragraph-properties fo:line-height="150%" fo:text-align="start" style:justify-single-word="false"/>
      <style:text-properties style:font-name="Verdana" fo:font-size="11pt" officeooo:rsid="00180ed4" officeooo:paragraph-rsid="00180ed4" style:font-size-asian="11pt" style:font-size-complex="11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Verdana" fo:font-size="11pt" officeooo:rsid="00180ed4" officeooo:paragraph-rsid="001c5632" style:font-size-asian="11pt" style:font-size-complex="11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Verdana" fo:font-size="11pt" officeooo:rsid="00198952" officeooo:paragraph-rsid="00198952" style:font-size-asian="11pt" style:font-size-complex="11pt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Verdana" fo:font-size="11pt" officeooo:rsid="001c5632" officeooo:paragraph-rsid="001c5632" style:font-size-asian="11pt" style:font-size-complex="11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Verdana" fo:font-size="11pt" fo:font-weight="bold" officeooo:rsid="0013f7fe" officeooo:paragraph-rsid="0013f7fe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13f7fe" officeooo:paragraph-rsid="0013f7fe" style:font-size-asian="11pt" style:font-weight-asian="bold" style:font-size-complex="11pt" style:font-weight-complex="bold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style:font-name="Verdana" fo:font-size="11pt" fo:font-style="italic" officeooo:rsid="0013f7fe" officeooo:paragraph-rsid="001c5632" style:font-size-asian="11pt" style:font-style-asian="italic" style:font-size-complex="11pt" style:font-style-complex="italic"/>
    </style:style>
    <style:style style:name="T1" style:family="text">
      <style:text-properties officeooo:rsid="0013f7fe"/>
    </style:style>
    <style:style style:name="T2" style:family="text">
      <style:text-properties officeooo:rsid="001c563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f7fe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formation Retrieval <text:s/>- Programming Task 1</text:p>
      <text:p text:style-name="P1"/>
      <text:p text:style-name="P1"/>
      <text:p text:style-name="P13"><text:span text:style-name="T2">Instructions</text:span>:</text:p>
      <text:list xml:id="list4178755066477227638" text:style-name="L1">
        <text:list-item>
          <text:p text:style-name="P2">Copy the <text:span text:style-name="T2">JAR</text:span> file <text:span text:style-name="T2">into a folder, in that folder all the index files will be created</text:span></text:p>
        </text:list-item>
        <text:list-item>
          <text:p text:style-name="P5"><text:span text:style-name="T2">The program only works with files with the extension </text:span>.<text:span text:style-name="T2">TXT</text:span> <text:span text:style-name="T2">or </text:span>.<text:span text:style-name="T2">HTML</text:span></text:p>
        </text:list-item>
        <text:list-item>
          <text:p text:style-name="P2"><text:span text:style-name="T2">Run the program from the Console like so:</text:span></text:p>
          <text:list>
            <text:list-item>
              <text:p text:style-name="P15">java -jar IR_P01.jar [path to your document folder]</text:p>
            </text:list-item>
            <text:list-item>
              <text:p text:style-name="P12">e.g. <text:span text:style-name="T3">“</text:span><text:span text:style-name="T4">java -jar IR_P01.jar </text:span><text:span text:style-name="T3">c:\files\documents</text:span><text:span text:style-name="T4">”</text:span></text:p>
            </text:list-item>
          </text:list>
        </text:list-item>
        <text:list-item>
          <text:p text:style-name="P12">After doing so the program lists all the documents which were indexed from the specified folder</text:p>
        </text:list-item>
        <text:list-item>
          <text:p text:style-name="P12">From the console the User may then search for a query term in the documents</text:p>
        </text:list-item>
        <text:list-item>
          <text:p text:style-name="P12">If any results have been found they will be printed out into the console with the rank, path, relevance score, last modification time, title (only html), summary (only html)</text:p>
        </text:list-item>
        <text:list-item>
          <text:p text:style-name="P12">To quit the program input as a query “yx”</text:p>
        </text:list-item>
      </text:list>
      <text:p text:style-name="P7"/>
      <text:p text:style-name="P7"/>
      <text:p text:style-name="P7"/>
      <text:p text:style-name="P4"><text:span text:style-name="T1">D</text:span>ocumentation:</text:p>
      <text:p text:style-name="P8"/>
      <text:p text:style-name="P9">By running the .jar file <text:s/>main method is called with the path to the document directory. </text:p>
      <text:p text:style-name="P10">Then a new FileIndexer with a custom Analyzer and IndexWriter is created.</text:p>
      <text:p text:style-name="P10"><text:span text:style-name="T2">Every file in the documents directory is indexed. For .html files Jsoup was implemented to parse the .html files before indexing.</text:span></text:p>
      <text:p text:style-name="P9">Now a search can be done by typing a query in the console other than “xy”, because that is the exit case. </text:p>
      <text:p text:style-name="P11">For results a ranked list of relevant documents with their path, relevance score <text:s/>and last modification time is printed out. </text:p>
      <text:p text:style-name="P11">In addition for .html files the title and summary is also printed out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4:58:26.780443975</meta:creation-date>
    <dc:date>2016-11-30T16:30:56.449000000</dc:date>
    <meta:editing-duration>PT41M47S</meta:editing-duration>
    <meta:editing-cycles>6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8" meta:word-count="240" meta:character-count="1342" meta:non-whitespace-character-count="1123"/>
  </office:meta>
</office:document-meta>
</file>